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TFFile.createCMap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TFFile.printMaxMi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TFFile.readGlyf( FontFileReader i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TTFFile.checkTTC( FontFileReader in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UnicodeMapping.UnicodeMapping( int glyphIndex , int unic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TFFile.readOS2( FontFileReader 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TTFFile.determineAscDesc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TFFile.readHorizontalHeader( FontFile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TFFile.getCharWidth( int 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getWidth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TFFile.isEmbed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unicodeToWinAnsi( int uni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TFFile.isC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getLa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getStem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readDirTabs( FontFileReader i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TFFile.getKe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getWeigh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codeMapping.getGlyp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printStuf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TFFile.glyphToUnicode( int glyph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main( String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TFFile.readCMAP( FontFileReader in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55">
            <text:p text:style-name="Table_20_Contents">55</text:p>
          </table:table-cell>
          <table:table-cell office:value-type="float" office:value="141">
            <text:p text:style-name="Table_20_Contents">141</text:p>
          </table:table-cell>
        </table:table-row>
        <table:table-row>
          <table:table-cell office:value-type="string">
            <text:p text:style-name="Table_20_Contents">TTFFile.getLowerCaseDesc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getNumGlyphs( FontFile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FFile.readHorizontalMetrics( FontFileReader i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TFFile.readKerning( FontFileReader in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7">
            <text:p text:style-name="Table_20_Contents">27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TTFFile.getTTCnames( FontFileReader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TFFile.get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convertTTFUnit2PDFUnit( int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TFFile.readIndexToLocation( FontFileReader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TFFile.getFontB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nicodeMapping.getUnic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initAnsiWidth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TFFile.seekTab( FontFileReader in , String name , long 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TFFile.getFir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getLowerCaseAsc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getCharS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readFont( FontFile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unicodeToGlyph( int unicode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TFFile.readPCLT( FontFileReader i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TFFile.getFamil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getCMa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guessVerticalMetricsFromGlyphBBox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TTFFile.getSubFamil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readFont( FontFileReader in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TTFFile.readPostScript( FontFileReader i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TFFile.readFontHeader( FontFileReader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TFFile.getItalicA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TFFile.getAnsiKer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getX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getCap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TFFile.getPostScrip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TFFile.readName( FontFileReader in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9">
            <text:p text:style-name="Table_20_Contents">29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TFFile.getFlag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